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Normal" style:family="paragraph">
      <style:paragraph-properties fo:line-height="100%"/>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office:automatic-styles>
  <office:body>
    <office:text text:use-soft-page-breaks="true">
      <text:p text:style-name="P1"><text:span text:style-name="T2">STUDENT:<text:s/></text:span>Good evening.<text:s/></text:p>
      <text:p text:style-name="Normal"><text:span text:style-name="T3">TEACHER:<text:s/></text:span>Good evening and welcome to Hotel Artemis. How can I help you today?</text:p>
      <text:p text:style-name="Normal"><text:span text:style-name="T4">STUDENT:<text:s/></text:span>Thank you. Yes, I have a reservation, for a double room under name<text:s/>[***NAME***]</text:p>
      <text:p text:style-name="Normal"><text:span text:style-name="T5">TEACHER:<text:s/></text:span>Oh, okay. So, sorry, how<text:s/>many nights did you say?<text:s/></text:p>
      <text:p text:style-name="Normal"><text:span text:style-name="T6">STUDENT:<text:s/></text:span>I stay three nights.</text:p>
      <text:p text:style-name="Normal"><text:span text:style-name="T7">TEACHER: <text:s/></text:span>Okay, thank you very much.<text:s/><text:line-break/>Can I have your ID card or passport for a second?</text:p>
      <text:p text:style-name="Normal"><text:span text:style-name="T8">STUDENT:<text:s/></text:span>Yes, take the passport.</text:p>
      <text:p text:style-name="Normal"><text:span text:style-name="T9">TEACHER: <text:s/></text:span>Yes, thank you very much. Okay, so, okay, yes, here is your reservation,<text:s/>[***NAME***]<text:s/>very good.<text:s/><text:line-break/>And yes, here is your passport and your keys. Your room is 201 on the second floor.</text:p>
      <text:p text:style-name="Normal"><text:span text:style-name="T10">STUDENT:<text:s/></text:span>Okay, thank you.<text:s/></text:p>
      <text:p text:style-name="Normal"><text:span text:style-name="T11">TEACHER:<text:s/></text:span>You're welcome.<text:s/></text:p>
      <text:p text:style-name="Normal"><text:span text:style-name="T12">STUDENT:<text:s/></text:span>Where is the lift?</text:p>
      <text:p text:style-name="Normal"><text:span text:style-name="T13">TEACHER: <text:s/></text:span>The lift is over there, you can go there, yes there is a lift and if you want, we can help you with the luggage, how many suitcases do you have?</text:p>
      <text:p text:style-name="Normal"><text:span text:style-name="T14">STUDENT:<text:s/></text:span>No thank you, I have just one little luggage.</text:p>
      <text:p text:style-name="Normal"><text:span text:style-name="T15">TEACHER: <text:s/></text:span>Perfect, so yes, that's the lift, you can take there and go to floor number two.</text:p>
      <text:p text:style-name="Normal"><text:span text:style-name="T16">STUDENT:<text:s/></text:span>Okay, thank you.</text:p>
      <text:p text:style-name="Normal"><text:span text:style-name="T17">TEACHER: <text:s/></text:span>Is there anything else I can help you with?<text:s/></text:p>
      <text:p text:style-name="Normal"><text:span text:style-name="T18">STUDENT:<text:s/></text:span>Yes, how far is the London Eye from here?</text:p>
      <text:p text:style-name="Normal"><text:span text:style-name="T19">TEACHER: <text:s/></text:span>Okay, the London Eye is just ten minutes by, yes, ten minutes by subway and there is a subway five minutes from here.<text:s/></text:p>
      <text:p text:style-name="Normal"><text:span text:style-name="T20">STUDENT:<text:s/></text:span>Okay.<text:s/></text:p>
      <text:p text:style-name="Normal"><text:span text:style-name="T21">TEACHER: <text:s/></text:span>So, if you want, I can tell you where…. you have just to go outside the hotel, you go right, and you go straight for five minute and then the underground stop is on the right.</text:p>
      <text:p text:style-name="Normal"><text:span text:style-name="T22">STUDENT:<text:s/></text:span>Ok, so ehm.. are there any good restaurant in this erea?</text:p>
      <text:p text:style-name="Normal"><text:span text:style-name="T23">TEACHER: <text:s/></text:span>Oh, you mean nearby? yes, yes if you want, but actually… with your reservation you have our dinner here at the hotel included.<text:s/></text:p>
      <text:soft-page-break/>
      <text:p text:style-name="Normal"><text:span text:style-name="T24">STUDENT:<text:s/></text:span>Ah<text:span text:style-name="T25">,<text:s/></text:span>okay Thank you! And what time you serve the meat?<text:s/></text:p>
      <text:p text:style-name="Normal"><text:span text:style-name="T26">TEACHER:<text:s/></text:span>The dinner is served at 7, from 7 to 10 p.m. in our main restaurant which is there!</text:p>
      <text:p text:style-name="Normal"><text:span text:style-name="T27">STUDENT:<text:s/></text:span>Okay.</text:p>
      <text:p text:style-name="Normal"><text:span text:style-name="T28">TEACHER:<text:s/></text:span>And yes, I don't think you need to reserve a table for tonight but, I suggest you coming maybe 10 minutes earlier if you want to eat at 7 …if you don't, at 8 or half-past 8 there's always a spare table.</text:p>
      <text:p text:style-name="Normal"><text:span text:style-name="T29">STUDENT:<text:s/></text:span>And is the breakfast included?</text:p>
      <text:p text:style-name="Normal"><text:span text:style-name="T30">TEACHER:<text:s/></text:span>Actually no, the breakfast is not included, and it is 10 euros per person or 10 pounds, better, as we are in London, 10 pounds and you can pay the breakfast at the checkout or if you<text:s/>want you can do it now.</text:p>
      <text:p text:style-name="Normal"><text:span text:style-name="T31">STUDENT:<text:s/></text:span>Could you reserved it for tomorrow?</text:p>
      <text:p text:style-name="Normal"><text:span text:style-name="T32">TEACHER:<text:s/></text:span>For breakfast you mean?</text:p>
      <text:p text:style-name="Normal"><text:span text:style-name="T33">STUDENT:<text:s/></text:span>Yes.</text:p>
      <text:p text:style-name="Normal"><text:span text:style-name="T34">TEACHER:<text:s/></text:span>A table for two?<text:s/></text:p>
      <text:p text:style-name="Normal"><text:span text:style-name="T35">STUDENT:<text:s/></text:span>Yes.</text:p>
      <text:p text:style-name="Normal"><text:span text:style-name="T36">TEACHER:<text:s/></text:span>Okay, so it's reserved under the name<text:s/>[***NAME***]<text:s/>what time would you like to go?</text:p>
      <text:p text:style-name="Normal"><text:span text:style-name="T37">STUDENT:<text:s/></text:span>8 o'clock.</text:p>
      <text:p text:style-name="Normal"><text:span text:style-name="T38">TEACHER:<text:s/></text:span>8 o'clock, perfect, so you have your table reserved tomorrow at 8 o'clock for breakfast.</text:p>
      <text:p text:style-name="Normal"><text:span text:style-name="T39">STUDENT:<text:s/></text:span>Okay, and I need to wake up, time for tomorrow.<text:s/></text:p>
      <text:p text:style-name="Normal"><text:span text:style-name="T40">TEACHER:<text:s/></text:span>Do you need a wake-up call?</text:p>
      <text:p text:style-name="Normal"><text:span text:style-name="T41">STUDENT:<text:s/></text:span>Call, yes.<text:s/></text:p>
      <text:p text:style-name="Normal"><text:span text:style-name="T42">TEACHER:<text:s/></text:span>Yes, what time do you need?</text:p>
      <text:p text:style-name="Normal"><text:span text:style-name="T43">STUDENT:<text:s/></text:span>Seven o'clock.<text:s/></text:p>
      <text:p text:style-name="Normal"><text:span text:style-name="T44">TEACHER:<text:s/></text:span>okay. perfect do you need any help with anything? do you have any anything to do? do you need help?</text:p>
      <text:p text:style-name="Normal"><text:span text:style-name="T45">STUDENT:<text:s/></text:span>No, I just…ehm…I would like to play yoga<text:s/></text:p>
      <text:p text:style-name="Normal"><text:span text:style-name="T46">TEACHER:<text:s/></text:span>Ah, okay<text:s/></text:p>
      <text:p text:style-name="Normal"><text:span text:style-name="T47">STUDENT:<text:s/></text:span>Yes, is there a fitness centre?</text:p>
      <text:soft-page-break/>
      <text:p text:style-name="Normal"><text:span text:style-name="T48">TEACHER:<text:s/></text:span>Yes…yes, there is a fitness area. Here is our brochure if you want.<text:s/></text:p>
      <text:p text:style-name="Normal"><text:span text:style-name="T49">STUDENT:<text:s/></text:span>Ah ok, ok<text:s/></text:p>
      <text:p text:style-name="Normal"><text:span text:style-name="T50">TEACHER:<text:s/></text:span>There is a fitness room and a spa, if you want you can book something like, for example, relaxing massage or deep tissue massage, sauna access or facial treatment, if you want!<text:line-break/>Yes, I think in the fitness room there is a free area where you can go, And you don’t have to pay, you <text:s/>just go there with your mat and you have your yoga session.</text:p>
      <text:p text:style-name="Normal"><text:span text:style-name="T51">STUDENT:<text:s/></text:span>And where is the fitness centre?</text:p>
      <text:p text:style-name="Normal"><text:span text:style-name="T52">TEACHER:<text:s/></text:span>Ok, so, behind the lift there is a hall and behind the hall, on the right there is an area which is the fitness area and inside there is always a free room where our guests can go and relax.</text:p>
      <text:p text:style-name="Normal"><text:span text:style-name="T53">STUDENT:<text:s/></text:span>Ok, ehm…I just ask...</text:p>
      <text:p text:style-name="Normal"><text:span text:style-name="T54">TEACHER:<text:s/></text:span>No, worries, I’m here to help.</text:p>
      <text:p text:style-name="Normal"><text:span text:style-name="T55">STUDENT:<text:s/></text:span>Ok…ehm… would we please to do a little check-out later?</text:p>
      <text:p text:style-name="Normal"><text:span text:style-name="T56">TEACHER:<text:s/></text:span>Do you mean the late check-out?</text:p>
      <text:p text:style-name="Normal"><text:span text:style-name="T57">STUDENT:<text:s/></text:span>Yes.</text:p>
      <text:p text:style-name="Normal"><text:span text:style-name="T58">TEACHER:<text:s/></text:span>Ok what time do you prefer?</text:p>
      <text:p text:style-name="Normal"><text:span text:style-name="T59">STUDENT:<text:s/></text:span>Ehm…what is the normal…</text:p>
      <text:p text:style-name="Normal"><text:span text:style-name="T60">TEACHER:<text:s/></text:span>Usually, the check-out is at 11 a.m.</text:p>
      <text:p text:style-name="Normal"><text:span text:style-name="T61">STUDENT:<text:s/></text:span>Ok.</text:p>
      <text:p text:style-name="Normal"><text:span text:style-name="T62">TEACHER:<text:s/></text:span>Late checkout is available if you want so…yes, what time is your flight back home?</text:p>
      <text:p text:style-name="Normal"><text:span text:style-name="T63">STUDENT:<text:s/></text:span>My flight...ehm…the time is….. 15.<text:s/></text:p>
      <text:p text:style-name="Normal"><text:span text:style-name="T64">TEACHER:<text:s/></text:span>So, at 3 in the afternoon.</text:p>
      <text:p text:style-name="Normal"><text:span text:style-name="T65">STUDENT:<text:s/></text:span>3 in the afternoon, sorry.</text:p>
      <text:p text:style-name="Normal"><text:span text:style-name="T66">STUDENT:<text:s/></text:span>It’s ok!<text:s/><text:span text:style-name="T67"><text:s/></text:span>It's at 3 in the afternoon I think you<text:s/>should be there around half past one. So, what about what about the checkout at around 11. So, you can have your sandwich and then you can go.</text:p>
      <text:p text:style-name="Normal"><text:span text:style-name="T68">STUDENT:<text:s/></text:span>okay.</text:p>
      <text:p text:style-name="Normal"><text:span text:style-name="T69">TEACHER: <text:s/></text:span>if you want, we have a shuttle or a taxi, service?<text:s/></text:p>
      <text:p text:style-name="Normal"><text:span text:style-name="T70">STUDENT:<text:s/></text:span>Okay, a taxi.<text:s/></text:p>
      <text:soft-page-break/>
      <text:p text:style-name="Normal"><text:span text:style-name="T71">TEACHER:<text:s/></text:span>So, we reserve a taxi for two people at let's say 12?<text:s/></text:p>
      <text:p text:style-name="Normal"><text:span text:style-name="T72">STUDENT:<text:s/></text:span>Yes.<text:s/></text:p>
      <text:p text:style-name="Normal"><text:span text:style-name="T73">TEACHER: <text:s/></text:span>Because it usually takes one hour to arrive at the airport, so if you leave here at 12 you can be there at 1, and then you have two hours for checking controls, to eat something, to relax.<text:s/></text:p>
      <text:p text:style-name="Normal"><text:span text:style-name="T74">STUDENT: <text:s/></text:span>Easy.<text:s/></text:p>
      <text:p text:style-name="Normal"><text:span text:style-name="T75">TEACHER:<text:s/></text:span>Two hours before, like my grandfather used to.</text:p>
      <text:p text:style-name="Normal"><text:span text:style-name="T76">STUDENT: (LAUGHS)<text:s/></text:span>Okay.<text:s/></text:p>
      <text:p text:style-name="Normal"><text:span text:style-name="T77">TEACHER:<text:s/></text:span>Is there anything else you would like to know about? For how many nights? You stay for three nights, right?<text:s/></text:p>
      <text:p text:style-name="Normal"><text:span text:style-name="T78">STUDENT:<text:s/></text:span>Three nights</text:p>
      <text:p text:style-name="Normal"><text:span text:style-name="T79">TEACHER:<text:s/></text:span><text:s/>If you want we have also tours.</text:p>
      <text:p text:style-name="Normal"><text:span text:style-name="T80">STUDENT: <text:s/></text:span>Okay.<text:s/></text:p>
      <text:p text:style-name="Normal"><text:span text:style-name="T81">TEACHER:<text:s/></text:span>If you want, we have an Oxford tour or a Harry Potter's tour.</text:p>
      <text:p text:style-name="Normal"><text:span text:style-name="T82">STUDENT:<text:s/></text:span>A Harry Potter's tour is very, very beautiful.<text:s/></text:p>
      <text:p text:style-name="Normal"><text:span text:style-name="T83">TEACHER:<text:s/></text:span>Are you here with your partner or sons, son?<text:s/></text:p>
      <text:p text:style-name="Normal"><text:span text:style-name="T84">STUDENT:<text:s/></text:span>Son, son.</text:p>
      <text:p text:style-name="Normal"><text:span text:style-name="T85">TEACHER:<text:s/></text:span>So, you’re here with one,<text:span text:style-name="T86"><text:s/></text:span>So maybe they can, they maybe might enjoy the Harry Potter’s tour.<text:line-break/>Do you like Harry Potter?<text:s/></text:p>
      <text:p text:style-name="Normal"><text:span text:style-name="T87">STUDENT:<text:s/></text:span>Yes, I love Harry Potter.<text:s/></text:p>
      <text:p text:style-name="Normal"><text:span text:style-name="T88">TEACHER:<text:s/></text:span>Would you like to have more information about it?<text:s/></text:p>
      <text:p text:style-name="Normal"><text:span text:style-name="T89">STUDENT:<text:s/></text:span>Yes.</text:p>
      <text:p text:style-name="Normal"><text:span text:style-name="T90">TEACHER:<text:s/></text:span>Okay, actually is mainly a bus tour where you can see all the main attractions from the movie, but you can, or you will also drop off at Harry Potter's Hogwarts, “let's say”, the stage.<text:s/><text:line-break/>And the tour lasts three hours and the price is 30 pounds each person.<text:s/></text:p>
      <text:p text:style-name="Normal"><text:span text:style-name="T91">STUDENT:<text:s/></text:span>Okay, it's okay.</text:p>
      <text:p text:style-name="Normal"><text:span text:style-name="T92">TEACHER:<text:s/></text:span>Do you want me to reserve it?<text:s/></text:p>
      <text:p text:style-name="Normal"><text:span text:style-name="T93">STUDENT:<text:s/></text:span>Yes. (LAUGHS)</text:p>
      <text:p text:style-name="Normal"><text:span text:style-name="T94">TEACHER: <text:s/></text:span>Okay, so it's reserved.<text:s/></text:p>
      <text:soft-page-break/>
      <text:p text:style-name="Normal"><text:span text:style-name="T95">STUDENT:</text:span><text:s/>My holidays…</text:p>
      <text:p text:style-name="Normal"><text:span text:style-name="T96">TEACHER:<text:s/></text:span>It's gone! very expensive.<text:s/></text:p>
      <text:p text:style-name="P97"><text:span text:style-name="T98">STUDENT:<text:s/></text:span>It’s very.</text:p>
      <text:p text:style-name="Normal"><text:span text:style-name="T99">TEACHER: <text:s/></text:span>So, what time would you like? We have<text:s/>two tours, one in the morning, one in the afternoon, which one would you prefer?</text:p>
      <text:p text:style-name="Normal"><text:span text:style-name="T100">STUDENT: <text:s/></text:span>I prefer in the afternoon.</text:p>
      <text:p text:style-name="Normal"><text:span text:style-name="T101">TEACHER:<text:s/></text:span>Tomorrow or the day after?<text:s/></text:p>
      <text:p text:style-name="Normal"><text:span text:style-name="T102">STUDENT: <text:s text:c="2"/></text:span>Tomorrow if it’s possible.</text:p>
      <text:p text:style-name="Normal"><text:span text:style-name="T103">TEACHER: <text:s/></text:span>What time? We have two times available; one is at two in the afternoon and the other one at five in in the afternoon.</text:p>
      <text:p text:style-name="Normal"><text:span text:style-name="T104">STUDENT:<text:s/></text:span>Five in the afternoon.<text:s/></text:p>
      <text:p text:style-name="Normal"><text:span text:style-name="T105">TEACHER: <text:s/></text:span>Yes! So, it's booked. The meeting point is at the lounge area and you will have a guide and you can directly pay the guide. Don't forget to give this!.<text:s/><text:line-break/>This is a paper, you can give this to the guide.</text:p>
      <text:p text:style-name="Normal"><text:span text:style-name="T106">STUDENT:<text:s/></text:span>Could I pay with the credit card?<text:s/></text:p>
      <text:p text:style-name="Normal"><text:span text:style-name="T107">TEACHER: <text:s/></text:span>Of course, you can pay by credit card.</text:p>
      <text:p text:style-name="Normal"><text:span text:style-name="T108">STUDENT:<text:s/></text:span>By credit card!</text:p>
      <text:p text:style-name="Normal"><text:span text:style-name="T109">TEACHER: <text:s/></text:span>Of course, you can. And sure, so do you want me to, do you want to pay<text:s/>also any breakfast or?<text:s/></text:p>
      <text:p text:style-name="Normal"><text:span text:style-name="T110">STUDENT:<text:s/></text:span>No, just all the package.<text:s/></text:p>
      <text:p text:style-name="Normal"><text:span text:style-name="T111">TEACHER:<text:s/></text:span>So, you just have to pay for the night, for the night, not breakfast because dinner is included. And the tour you can directly pay it to the guide. So yes, you can pay… you can pay now…. and it's just for two nights.<text:line-break/>Okay, it's 150 euros.</text:p>
      <text:p text:style-name="Normal"><text:span text:style-name="T112">STUDENT:<text:s/></text:span>Woow!</text:p>
      <text:p text:style-name="Normal"><text:span text:style-name="T113">TEACHER:<text:s/></text:span>or 160 pounds.</text:p>
      <text:p text:style-name="Normal"><text:span text:style-name="T114">STUDENT:<text:s/></text:span>London is very expensive; this is my credit card.</text:p>
      <text:p text:style-name="Normal"><text:span text:style-name="T115">TEACHER:<text:s/></text:span>I know, I know.<text:span text:style-name="T116"><text:s/></text:span>We are in a great position and it's always one of the best hotels in town.<text:s/></text:p>
      <text:p text:style-name="Normal"><text:span text:style-name="T117">STUDENT:<text:s/></text:span>It's true.<text:s/></text:p>
      <text:p text:style-name="Normal"><text:span text:style-name="T118">TEACHER: <text:s/></text:span>Sorry, it needs your pin code.</text:p>
      <text:soft-page-break/>
      <text:p text:style-name="Normal"><text:span text:style-name="T119">STUDENT:<text:s/></text:span>Okay.</text:p>
      <text:p text:style-name="Normal"><text:span text:style-name="T120">TEACHER: <text:s/></text:span>Very good. Thank you very much.<text:s/></text:p>
      <text:p text:style-name="Normal"><text:span text:style-name="T121">TEACHER: <text:s/></text:span>So, yes, everything is fine. Yes……you know everything. So, the checkout is at 11, we set the postponed. Nearby attractions, you know everything. The hotel services, you know everything.<text:s/><text:line-break/>It's fine.</text:p>
      <text:p text:style-name="Normal"><text:span text:style-name="T122">STUDENT:<text:s/></text:span>Okay, and thank you very much.</text:p>
      <text:p text:style-name="Normal"><text:span text:style-name="T123">TEACHER:<text:s/></text:span>Thank you very much for your reservation at Hotel Artemis, and enjoy your stay here, and enjoy your tour tomorrow, your Harry Potter tour tomorrow, and that's it. Thank you very much. See you around, as you will be here for three days, right?<text:s/></text:p>
      <text:p text:style-name="Normal"><text:span text:style-name="T124">STUDENT:<text:s/></text:span>Yes, yes.</text:p>
      <text:p text:style-name="Normal"><text:span text:style-name="T125">TEACHER: <text:s/></text:span><text:s/>Okay, so here are your keys, here is everything, your reservation. Thank you very much.</text:p>
      <text:p text:style-name="Normal"><text:span text:style-name="T126">STUDENT:<text:s/></text:span>Thank you, thank you. Bye-bye.</text:p>
      <text:p text:style-name="Normal"><text:span text:style-name="T127">TEACHER: <text:s/></text:span>Hope to see you soon. By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29T14:46:00Z</meta:creation-date>
    <dc:date>2025-12-24T11:04:00Z</dc:date>
    <meta:template xlink:href="Normal" xlink:type="simple"/>
    <meta:editing-cycles>3</meta:editing-cycles>
    <meta:editing-duration>PT7200S</meta:editing-duration>
    <meta:document-statistic meta:page-count="6" meta:paragraph-count="16" meta:word-count="1219" meta:character-count="8154" meta:row-count="57" meta:non-whitespace-character-count="6951"/>
  </office:meta>
</office:document-meta>
</file>